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office="urn:oasis:names:tc:opendocument:xmlns:office:1.0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xmlns:xforms="http://www.w3.org/2002/xforms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06cm" fo:min-width="3.183cm"/>
    </style:style>
    <style:style style:name="gr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3.556cm" svg:x="4.556cm" svg:y="5.6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112cm" svg:y1="11.033cm" svg:x2="12.176cm" svg:y2="5.95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office="urn:oasis:names:tc:opendocument:xmlns:office:1.0" xmlns:xhtml="http://www.w3.org/1999/xhtml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3-07T00:17:23.996342112</meta:creation-date>
    <dc:date>2019-03-07T00:18:44.664496624</dc:date>
    <meta:editing-duration>PT1M20S</meta:editing-duration>
    <meta:editing-cycles>1</meta:editing-cycles>
    <meta:generator>LibreOffice/26.2.1.2$Linux_X86_64 LibreOffice_project/8399f6259d8c87f40e7255cdb3c9b958f5e08948</meta:generator>
    <meta:document-statistic meta:object-count="2"/>
  </office:meta>
</office:document-meta>
</file>